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00" draw:textarea-horizontal-align="center" draw:textarea-vertical-align="middle"/>
    </style:style>
    <style:style style:name="gr3" style:family="graphic" style:parent-style-name="standard">
      <style:graphic-properties draw:fill="solid" draw:fill-color="#00ff0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3.33cm"/>
    </style:style>
    <style:style style:name="gr7" style:family="graphic" style:parent-style-name="standard">
      <style:graphic-properties draw:marker-start="Arrow" draw:marker-end="Arrow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2" draw:layer="layout" svg:width="5.715cm" svg:height="3.81cm" svg:x="3.175cm" svg:y="3.175cm">
          <text:p text:style-name="P1">ENRP-Server</text:p>
        </draw:rect>
        <draw:rect draw:style-name="gr1" draw:text-style-name="P2" draw:layer="layout" svg:width="5.715cm" svg:height="3.81cm" svg:x="3.175cm" svg:y="14.605cm">
          <text:p text:style-name="P1">ENRP-Server</text:p>
        </draw:rect>
        <draw:rect draw:style-name="gr2" draw:text-style-name="P1" draw:layer="layout" svg:width="4.445cm" svg:height="3.175cm" svg:x="20.955cm" svg:y="1.905cm">
          <text:p text:style-name="P1">PU</text:p>
        </draw:rect>
        <draw:rect draw:style-name="gr3" draw:text-style-name="P1" draw:layer="layout" svg:width="4.445cm" svg:height="3.175cm" svg:x="20.955cm" svg:y="16.51cm">
          <text:p text:style-name="P1">PE</text:p>
        </draw:rect>
        <draw:line draw:style-name="gr4" draw:text-style-name="P2" draw:layer="layout" svg:x1="8.89cm" svg:y1="16.51cm" svg:x2="12.7cm" svg:y2="16.51cm">
          <text:p text:style-name="P3"/>
        </draw:line>
        <draw:line draw:style-name="gr4" draw:text-style-name="P2" draw:layer="layout" svg:x1="8.89cm" svg:y1="4.445cm" svg:x2="12.7cm" svg:y2="4.445cm">
          <text:p text:style-name="P3"/>
        </draw:line>
        <draw:line draw:style-name="gr4" draw:text-style-name="P2" draw:layer="layout" svg:x1="8.89cm" svg:y1="17.78cm" svg:x2="12.7cm" svg:y2="17.78cm">
          <text:p text:style-name="P3"/>
        </draw:line>
        <draw:line draw:style-name="gr4" draw:text-style-name="P2" draw:layer="layout" svg:x1="8.89cm" svg:y1="16.51cm" svg:x2="12.7cm" svg:y2="16.51cm">
          <text:p text:style-name="P3"/>
        </draw:line>
        <draw:line draw:style-name="gr4" draw:text-style-name="P2" draw:layer="layout" svg:x1="8.89cm" svg:y1="6.05cm" svg:x2="12.7cm" svg:y2="6.05cm">
          <text:p text:style-name="P3"/>
        </draw:line>
        <draw:line draw:style-name="gr4" draw:text-style-name="P2" draw:layer="layout" svg:x1="8.89cm" svg:y1="16.51cm" svg:x2="12.7cm" svg:y2="16.51cm">
          <text:p text:style-name="P3"/>
        </draw:line>
        <draw:frame draw:style-name="gr5" draw:layer="layout" svg:width="3.249cm" svg:height="0.962cm" svg:x="8.89cm" svg:y="3.483cm">
          <draw:text-box>
            <text:p text:style-name="P3">Port 3863</text:p>
          </draw:text-box>
        </draw:frame>
        <draw:frame draw:style-name="gr5" draw:layer="layout" svg:width="3.249cm" svg:height="0.962cm" svg:x="8.89cm" svg:y="15.548cm">
          <draw:text-box>
            <text:p text:style-name="P3">Port 3863</text:p>
          </draw:text-box>
        </draw:frame>
        <draw:frame draw:style-name="gr5" draw:layer="layout" svg:width="3.249cm" svg:height="0.962cm" svg:x="8.851cm" svg:y="16.818cm">
          <draw:text-box>
            <text:p text:style-name="P3">Port 3864</text:p>
          </draw:text-box>
        </draw:frame>
        <draw:frame draw:style-name="gr5" draw:layer="layout" svg:width="3.249cm" svg:height="0.962cm" svg:x="8.951cm" svg:y="5.08cm">
          <draw:text-box>
            <text:p text:style-name="P3">Port 3864</text:p>
          </draw:text-box>
        </draw:frame>
        <draw:line draw:style-name="gr4" draw:text-style-name="P2" draw:layer="layout" svg:x1="7.68cm" svg:y1="6.985cm" svg:x2="7.68cm" svg:y2="8.255cm">
          <text:p text:style-name="P3"/>
        </draw:line>
        <draw:line draw:style-name="gr4" draw:text-style-name="P2" draw:layer="layout" svg:x1="7.68cm" svg:y1="8.255cm" svg:x2="11.49cm" svg:y2="8.255cm">
          <text:p text:style-name="P3"/>
        </draw:line>
        <draw:line draw:style-name="gr4" draw:text-style-name="P2" draw:layer="layout" svg:x1="0.635cm" svg:y1="13.435cm" svg:x2="4.445cm" svg:y2="13.435cm">
          <text:p text:style-name="P3"/>
        </draw:line>
        <draw:frame draw:style-name="gr5" draw:layer="layout" svg:width="3.52cm" svg:height="0.962cm" svg:x="7.97cm" svg:y="7.293cm">
          <draw:text-box>
            <text:p text:style-name="P3">Port YYYY</text:p>
          </draw:text-box>
        </draw:frame>
        <draw:frame draw:style-name="gr6" draw:text-style-name="P3" draw:layer="layout" svg:width="3.83cm" svg:height="0.962cm" svg:x="0.85cm" svg:y="12.56cm">
          <draw:text-box>
            <text:p text:style-name="P3">Port XXXX</text:p>
          </draw:text-box>
        </draw:frame>
        <draw:line draw:style-name="gr7" draw:text-style-name="P2" draw:layer="layout" svg:x1="9.485cm" svg:y1="8.89cm" svg:x2="9.485cm" svg:y2="12.065cm">
          <text:p text:style-name="P3"/>
        </draw:line>
        <draw:frame draw:style-name="gr5" draw:layer="layout" svg:width="3.609cm" svg:height="0.962cm" svg:x="9.82cm" svg:y="10.16cm">
          <draw:text-box>
            <text:p text:style-name="P3">ENRP TLS</text:p>
          </draw:text-box>
        </draw:frame>
        <draw:line draw:style-name="gr8" draw:text-style-name="P2" draw:layer="layout" svg:x1="20.955cm" svg:y1="3.175cm" svg:x2="12.7cm" svg:y2="3.81cm">
          <text:p text:style-name="P3"/>
        </draw:line>
        <draw:line draw:style-name="gr8" draw:text-style-name="P2" draw:layer="layout" svg:x1="20.955cm" svg:y1="18.415cm" svg:x2="12.065cm" svg:y2="17.145cm">
          <text:p text:style-name="P3"/>
        </draw:line>
        <draw:frame draw:style-name="gr5" draw:layer="layout" svg:width="1.666cm" svg:height="1.673cm" svg:x="18.654cm" svg:y="1.502cm">
          <draw:text-box>
            <text:p text:style-name="P3">Any</text:p>
            <text:p text:style-name="P3">Port</text:p>
          </draw:text-box>
        </draw:frame>
        <draw:frame draw:style-name="gr5" draw:layer="layout" svg:width="1.666cm" svg:height="1.673cm" svg:x="19.05cm" svg:y="16.107cm">
          <draw:text-box>
            <text:p text:style-name="P3">Any</text:p>
            <text:p text:style-name="P3">Port</text:p>
          </draw:text-box>
        </draw:frame>
        <draw:line draw:style-name="gr4" draw:text-style-name="P2" draw:layer="layout" svg:x1="7.48cm" svg:y1="13.335cm" svg:x2="7.48cm" svg:y2="14.605cm">
          <text:p text:style-name="P3"/>
        </draw:line>
        <draw:line draw:style-name="gr4" draw:text-style-name="P2" draw:layer="layout" svg:x1="7.48cm" svg:y1="13.335cm" svg:x2="11.29cm" svg:y2="13.335cm">
          <text:p text:style-name="P3"/>
        </draw:line>
        <draw:frame draw:style-name="gr5" draw:layer="layout" svg:width="3.52cm" svg:height="0.962cm" svg:x="7.48cm" svg:y="12.373cm">
          <draw:text-box>
            <text:p text:style-name="P3">Port YYYY</text:p>
          </draw:text-box>
        </draw:frame>
        <draw:line draw:style-name="gr4" draw:text-style-name="P2" draw:layer="layout" svg:x1="0.635cm" svg:y1="8.235cm" svg:x2="4.445cm" svg:y2="8.235cm">
          <text:p text:style-name="P3"/>
        </draw:line>
        <draw:frame draw:style-name="gr9" draw:text-style-name="P3" draw:layer="layout" svg:width="3.83cm" svg:height="0.962cm" svg:x="0.95cm" svg:y="7.36cm">
          <draw:text-box>
            <text:p text:style-name="P3">Port XXXX</text:p>
          </draw:text-box>
        </draw:frame>
        <draw:line draw:style-name="gr4" draw:text-style-name="P2" draw:layer="layout" svg:x1="4.445cm" svg:y1="6.985cm" svg:x2="4.445cm" svg:y2="8.255cm">
          <text:p text:style-name="P3"/>
        </draw:line>
        <draw:line draw:style-name="gr4" draw:text-style-name="P2" draw:layer="layout" svg:x1="4.445cm" svg:y1="13.335cm" svg:x2="4.445cm" svg:y2="14.605cm">
          <text:p text:style-name="P3"/>
        </draw:line>
        <draw:line draw:style-name="gr7" draw:text-style-name="P2" draw:layer="layout" svg:x1="2.085cm" svg:y1="8.891cm" svg:x2="2.085cm" svg:y2="12.066cm">
          <text:p text:style-name="P3"/>
        </draw:line>
        <draw:frame draw:style-name="gr5" draw:layer="layout" svg:width="2.263cm" svg:height="0.962cm" svg:x="2.521cm" svg:y="10.16cm">
          <draw:text-box>
            <text:p text:style-name="P3">ENRP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FreeBSD OpenOffice.org_project/680m3$Build-8968</meta:generator>
    <meta:initial-creator>Randall Stewart</meta:initial-creator>
    <meta:creation-date>2006-06-08T07:45:50</meta:creation-date>
    <dc:creator>Randall Stewart</dc:creator>
    <dc:date>2006-06-08T10:34:34</dc:date>
    <dc:language>en-US</dc:language>
    <meta:editing-cycles>3</meta:editing-cycles>
    <meta:editing-duration>PT12M55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